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tiveMessageHeaderAccessor.setNativeHeaderValues( String name , @ Nullable List &lt; String &gt; valu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tiveMessageHeaderAccessor.getFirstNativeHeader( String headerName , Map &lt; String , Object &gt;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tiveMessageHeaderAccessor.getFirstNativeHeader( String head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tiveMessageHeaderAccessor.addNativeHeader( String name , @ Nullable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tiveMessageHeaderAccessor.setImmut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tiveMessageHeaderAccessor.addNativeHeaders( @ Nullable MultiValueMap &lt; String , String &gt;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tiveMessageHeaderAccessor.getNativ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MessageHeaderAccessor.NativeMessageHeaderAccessor( @ Nullable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tiveMessageHeaderAccessor.toNativeHeader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tiveMessageHeaderAccessor.setNativeHeader( String name , @ Nullable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ativeMessageHeaderAccessor.copyHeaders( @ Nullable Map &lt; String , ? &gt; headersToCop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tiveMessageHeaderAccessor.getNativeHeader( String head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tiveMessageHeaderAccessor.containsNativeHeader( String head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tiveMessageHeaderAccessor.NativeMessageHeader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MessageHeaderAccessor.removeNativeHeader( String head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tiveMessageHeaderAccessor.copyHeadersIfAbsent( @ Nullable Map &lt; String , ? &gt; headersToCop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tiveMessageHeaderAccessor.NativeMessageHeaderAccessor( @ Nullable Map &lt; String , List &lt; String &gt; &gt; native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